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9626in"/>
    </style:style>
    <style:style style:name="co3" style:family="table-column">
      <style:table-column-properties fo:break-before="auto" style:column-width="2.4409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1.9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4cccc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4cccc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Parasite Target</text:p>
          </table:table-cell>
          <table:table-cell table:style-name="ce4" office:value-type="string" calcext:value-type="string">
            <text:p>Antigen</text:p>
          </table:table-cell>
          <table:table-cell table:style-name="ce2" office:value-type="string" calcext:value-type="string">
            <text:p>Gene ID</text:p>
          </table:table-cell>
          <table:table-cell office:value-type="string" calcext:value-type="string">
            <text:p>Antigen ID</text:p>
          </table:table-cell>
          <table:table-cell table:style-name="ce19" office:value-type="string" calcext:value-type="string">
            <text:p>Life stage of parasite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C. parvum</text:p>
          </table:table-cell>
          <table:table-cell office:value-type="string" calcext:value-type="string">
            <text:p>Cp12 </text:p>
          </table:table-cell>
          <table:table-cell table:number-columns-repeated="2"/>
          <table:table-cell office:value-type="string" calcext:value-type="string">
            <text:p>oocyst–sporozoite</text:p>
          </table:table-cell>
          <table:table-cell/>
        </table:table-row>
        <table:table-row table:style-name="ro1">
          <table:table-cell office:value-type="string" calcext:value-type="string">
            <text:p>C. parvum</text:p>
          </table:table-cell>
          <table:table-cell office:value-type="string" calcext:value-type="string">
            <text:p>Cp15</text:p>
          </table:table-cell>
          <table:table-cell table:style-name="ce8"/>
          <table:table-cell/>
          <table:table-cell office:value-type="string" calcext:value-type="string">
            <text:p>oocyst–sporozoite</text:p>
          </table:table-cell>
          <table:table-cell/>
        </table:table-row>
        <table:table-row table:style-name="ro1">
          <table:table-cell office:value-type="string" calcext:value-type="string">
            <text:p>C. parvum</text:p>
          </table:table-cell>
          <table:table-cell table:style-name="ce5" office:value-type="string" calcext:value-type="string">
            <text:p>Cp21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office:value-type="string" calcext:value-type="string">
            <text:p>C. parvum</text:p>
          </table:table-cell>
          <table:table-cell office:value-type="string" calcext:value-type="string">
            <text:p>Cp23</text:p>
          </table:table-cell>
          <table:table-cell table:style-name="ce8"/>
          <table:table-cell/>
          <table:table-cell office:value-type="string" calcext:value-type="string">
            <text:p>oocyst–sporozoite</text:p>
          </table:table-cell>
          <table:table-cell/>
        </table:table-row>
        <table:table-row table:style-name="ro1">
          <table:table-cell office:value-type="string" calcext:value-type="string">
            <text:p>C. parvum</text:p>
          </table:table-cell>
          <table:table-cell office:value-type="string" calcext:value-type="string">
            <text:p>CpP2</text:p>
          </table:table-cell>
          <table:table-cell table:number-columns-repeated="2"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E. acervulina</text:p>
          </table:table-cell>
          <table:table-cell office:value-type="string" calcext:value-type="string">
            <text:p>3-1E</text:p>
          </table:table-cell>
          <table:table-cell table:style-name="ce8"/>
          <table:table-cell/>
          <table:table-cell office:value-type="string" calcext:value-type="string">
            <text:p>merozoites</text:p>
          </table:table-cell>
          <table:table-cell/>
        </table:table-row>
        <table:table-row table:style-name="ro1">
          <table:table-cell office:value-type="string" calcext:value-type="string">
            <text:p>E. maxima</text:p>
          </table:table-cell>
          <table:table-cell office:value-type="string" calcext:value-type="string">
            <text:p>gam56</text:p>
          </table:table-cell>
          <table:table-cell table:number-columns-repeated="2"/>
          <table:table-cell office:value-type="string" calcext:value-type="string">
            <text:p>gametocyte</text:p>
          </table:table-cell>
          <table:table-cell/>
        </table:table-row>
        <table:table-row table:style-name="ro1">
          <table:table-cell office:value-type="string" calcext:value-type="string">
            <text:p>G. lamblia</text:p>
          </table:table-cell>
          <table:table-cell office:value-type="string" calcext:value-type="string">
            <text:p>a1-giardin</text:p>
          </table:table-cell>
          <table:table-cell office:value-type="string" calcext:value-type="string">
            <text:p>NCBI Gene ID: 5697168</text:p>
          </table:table-cell>
          <table:table-cell/>
          <table:table-cell office:value-type="string" calcext:value-type="string">
            <text:p>trophozoites</text:p>
          </table:table-cell>
          <table:table-cell/>
        </table:table-row>
        <table:table-row table:style-name="ro1">
          <table:table-cell office:value-type="string" calcext:value-type="string">
            <text:p>G. lamblia</text:p>
          </table:table-cell>
          <table:table-cell office:value-type="string" calcext:value-type="string">
            <text:p>alpha-enolase</text:p>
          </table:table-cell>
          <table:table-cell office:value-type="string" calcext:value-type="string">
            <text:p>NCBI Gene ID: 2023</text:p>
          </table:table-cell>
          <table:table-cell/>
          <table:table-cell office:value-type="string" calcext:value-type="string">
            <text:p>trophozoites</text:p>
          </table:table-cell>
          <table:table-cell/>
        </table:table-row>
        <table:table-row table:style-name="ro1">
          <table:table-cell office:value-type="string" calcext:value-type="string">
            <text:p>G. muris</text:p>
          </table:table-cell>
          <table:table-cell office:value-type="string" calcext:value-type="string">
            <text:p>CWP2</text:p>
          </table:table-cell>
          <table:table-cell office:value-type="string" calcext:value-type="string">
            <text:p><text:span text:style-name="T1">NCBI Gene ID: </text:span>5703171</text:p>
          </table:table-cell>
          <table:table-cell/>
          <table:table-cell office:value-type="string" calcext:value-type="string">
            <text:p>trophozoites</text:p>
          </table:table-cell>
          <table:table-cell/>
        </table:table-row>
        <table:table-row table:style-name="ro1">
          <table:table-cell office:value-type="string" calcext:value-type="string">
            <text:p>L. amazonesis</text:p>
          </table:table-cell>
          <table:table-cell office:value-type="string" calcext:value-type="string">
            <text:p>CP cysteine protease</text:p>
          </table:table-cell>
          <table:table-cell table:style-name="ce9"/>
          <table:table-cell/>
          <table:table-cell office:value-type="string" calcext:value-type="string">
            <text:p>amastigotes</text:p>
          </table:table-cell>
          <table:table-cell/>
        </table:table-row>
        <table:table-row table:style-name="ro1">
          <table:table-cell office:value-type="string" calcext:value-type="string">
            <text:p>L. donovani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<text:span text:style-name="T1">NCBI Gene ID: </text:span>13387764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donovani</text:p>
          </table:table-cell>
          <table:table-cell office:value-type="string" calcext:value-type="string">
            <text:p>Acen1</text:p>
          </table:table-cell>
          <table:table-cell table:style-name="ce9"/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donovani</text:p>
          </table:table-cell>
          <table:table-cell office:value-type="string" calcext:value-type="string">
            <text:p>Beta-tubulin</text:p>
          </table:table-cell>
          <table:table-cell office:value-type="string" calcext:value-type="string">
            <text:p><text:span text:style-name="T1">NCBI Gene ID: </text:span>13392307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donovani</text:p>
          </table:table-cell>
          <table:table-cell office:value-type="string" calcext:value-type="string">
            <text:p>F1-ATPase</text:p>
          </table:table-cell>
          <table:table-cell office:value-type="string" calcext:value-type="string">
            <text:p><text:span text:style-name="T1">NCBI Gene ID: </text:span>13386554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donovani</text:p>
          </table:table-cell>
          <table:table-cell office:value-type="string" calcext:value-type="string">
            <text:p>GRP-78</text:p>
          </table:table-cell>
          <table:table-cell table:style-name="ce9"/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donovani</text:p>
          </table:table-cell>
          <table:table-cell office:value-type="string" calcext:value-type="string">
            <text:p>HASPB1</text:p>
          </table:table-cell>
          <table:table-cell table:style-name="ce9"/>
          <table:table-cell/>
          <table:table-cell office:value-type="string" calcext:value-type="string">
            <text:p>amastigotes</text:p>
          </table:table-cell>
          <table:table-cell/>
        </table:table-row>
        <table:table-row table:style-name="ro1">
          <table:table-cell office:value-type="string" calcext:value-type="string">
            <text:p>L. donovani</text:p>
          </table:table-cell>
          <table:table-cell office:value-type="string" calcext:value-type="string">
            <text:p>Hsp70</text:p>
          </table:table-cell>
          <table:table-cell office:value-type="string" calcext:value-type="string">
            <text:p><text:span text:style-name="T1">NCBI Gene ID: </text:span>13389720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donovani</text:p>
          </table:table-cell>
          <table:table-cell office:value-type="string" calcext:value-type="string">
            <text:p>LdyGCS</text:p>
          </table:table-cell>
          <table:table-cell table:style-name="ce9"/>
          <table:table-cell/>
          <table:table-cell office:value-type="string" calcext:value-type="string">
            <text:p>amastigotes</text:p>
          </table:table-cell>
          <table:table-cell/>
        </table:table-row>
        <table:table-row table:style-name="ro1">
          <table:table-cell office:value-type="string" calcext:value-type="string">
            <text:p>L. donovan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<text:span text:style-name="T1">NCBI Gene ID: </text:span>13388831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infantu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<text:span text:style-name="T1">NCBI Gene ID: </text:span>13387764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infantum</text:p>
          </table:table-cell>
          <table:table-cell office:value-type="string" calcext:value-type="string">
            <text:p>SMT</text:p>
          </table:table-cell>
          <table:table-cell table:style-name="ce9"/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infantum and L. major</text:p>
          </table:table-cell>
          <table:table-cell office:value-type="string" calcext:value-type="string">
            <text:p>HSP70 II</text:p>
          </table:table-cell>
          <table:table-cell office:value-type="string" calcext:value-type="string">
            <text:p><text:span text:style-name="T1">NCBI Gene ID: </text:span>5073319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CPA</text:p>
          </table:table-cell>
          <table:table-cell table:style-name="ce9" office:value-type="string" calcext:value-type="string">
            <text:p><text:span text:style-name="T1">NCBI Gene ID: </text:span>5651252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CPA/CPB</text:p>
          </table:table-cell>
          <table:table-cell table:style-name="ce9"/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Gp63</text:p>
          </table:table-cell>
          <table:table-cell office:value-type="string" calcext:value-type="string">
            <text:p><text:span text:style-name="T1">NCBI Gene ID: </text:span>5649647</text:p>
          </table:table-cell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H2B</text:p>
          </table:table-cell>
          <table:table-cell table:style-name="ce9"/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KMP-11</text:p>
          </table:table-cell>
          <table:table-cell office:value-type="string" calcext:value-type="string">
            <text:p><text:span text:style-name="T1">NCBI Gene ID: </text:span>13387683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KMP-11, TSA, LACK, LmSTI1</text:p>
          </table:table-cell>
          <table:table-cell office:value-type="string" calcext:value-type="string">
            <text:p><text:span text:style-name="T1">NCBI Gene ID: </text:span>12982518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LACK</text:p>
          </table:table-cell>
          <table:table-cell table:style-name="ce10" office:value-type="string" calcext:value-type="string">
            <text:p><text:span text:style-name="T1">NCBI Gene ID: </text:span>5653489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LACKp24</text:p>
          </table:table-cell>
          <table:table-cell office:value-type="string" calcext:value-type="string">
            <text:p><text:span text:style-name="T1">NCBI Gene ID: </text:span>5653489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<text:span text:style-name="T1">NCBI Gene ID: </text:span>12981542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LIPO-A</text:p>
          </table:table-cell>
          <table:table-cell table:style-name="ce9"/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LmSTI1</text:p>
          </table:table-cell>
          <table:table-cell table:style-name="ce9"/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P36/LACK</text:p>
          </table:table-cell>
          <table:table-cell table:style-name="ce9" office:value-type="string" calcext:value-type="string">
            <text:p><text:span text:style-name="T1">NCBI Gene ID: </text:span>5653489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PEPCK</text:p>
          </table:table-cell>
          <table:table-cell office:value-type="string" calcext:value-type="string">
            <text:p><text:span text:style-name="T1">NCBI Gene ID: </text:span>5649768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PSA-2</text:p>
          </table:table-cell>
          <table:table-cell office:value-type="string" calcext:value-type="string">
            <text:p><text:span text:style-name="T1">NCBI Gene ID: </text:span>5649989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SP</text:p>
          </table:table-cell>
          <table:table-cell table:style-name="ce9"/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SW3.1</text:p>
          </table:table-cell>
          <table:table-cell table:style-name="ce9"/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L. major</text:p>
          </table:table-cell>
          <table:table-cell office:value-type="string" calcext:value-type="string">
            <text:p>TSA</text:p>
          </table:table-cell>
          <table:table-cell table:style-name="ce9" office:value-type="string" calcext:value-type="string">
            <text:p><text:span text:style-name="T1">NCBI Gene ID: </text:span>5651953</text:p>
          </table:table-cell>
          <table:table-cell/>
          <table:table-cell office:value-type="string" calcext:value-type="string">
            <text:p>promastigotes</text:p>
          </table:table-cell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office:value-type="string" calcext:value-type="string">
            <text:p>DG1</text:p>
          </table:table-cell>
          <table:table-cell table:style-name="ce11" office:value-type="string" calcext:value-type="string">
            <text:p>NCBI Gene ID: 13444377 <text:a xlink:href="http://www.ncbi.nlm.nih.gov/gene/13444377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office:value-type="string" calcext:value-type="string">
            <text:p>GRA2</text:p>
          </table:table-cell>
          <table:table-cell table:style-name="ce12"/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office:value-type="string" calcext:value-type="string">
            <text:p>GRA6</text:p>
          </table:table-cell>
          <table:table-cell table:style-name="ce11" office:value-type="string" calcext:value-type="string">
            <text:p>NCBI Gene ID: 13446567 <text:a xlink:href="http://www.ncbi.nlm.nih.gov/gene/13446567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office:value-type="string" calcext:value-type="string">
            <text:p>MIC1</text:p>
          </table:table-cell>
          <table:table-cell table:style-name="ce11" office:value-type="string" calcext:value-type="string">
            <text:p>NCBI Gene ID: 13440244 <text:a xlink:href="http://www.ncbi.nlm.nih.gov/gene/13440244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office:value-type="string" calcext:value-type="string">
            <text:p>MIC10</text:p>
          </table:table-cell>
          <table:table-cell table:style-name="ce11" office:value-type="string" calcext:value-type="string">
            <text:p>NCBI Gene ID: 13445423 <text:a xlink:href="http://www.ncbi.nlm.nih.gov/gene/13445423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office:value-type="string" calcext:value-type="string">
            <text:p>MIC3</text:p>
          </table:table-cell>
          <table:table-cell table:style-name="ce11" office:value-type="string" calcext:value-type="string">
            <text:p>NCBI Gene ID: 13441624 <text:a xlink:href="http://www.ncbi.nlm.nih.gov/gene/13441624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table:style-name="ce5" office:value-type="string" calcext:value-type="string">
            <text:p>p24</text:p>
          </table:table-cell>
          <table:table-cell table:style-name="ce12"/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office:value-type="string" calcext:value-type="string">
            <text:p>PDI</text:p>
          </table:table-cell>
          <table:table-cell table:style-name="ce11" office:value-type="string" calcext:value-type="string">
            <text:p>NCBI Gene ID: 13441704 <text:a xlink:href="http://www.ncbi.nlm.nih.gov/gene/13441704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office:value-type="string" calcext:value-type="string">
            <text:p>SAG1</text:p>
          </table:table-cell>
          <table:table-cell table:style-name="ce11" office:value-type="string" calcext:value-type="string">
            <text:p>NCBI Gene ID: 13442867 <text:a xlink:href="http://www.ncbi.nlm.nih.gov/gene/13442867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N. caninum</text:p>
          </table:table-cell>
          <table:table-cell table:style-name="ce5" office:value-type="string" calcext:value-type="string">
            <text:p>SRS2</text:p>
          </table:table-cell>
          <table:table-cell table:style-name="ce11" office:value-type="string" calcext:value-type="string">
            <text:p>NCBI Gene ID: 13442869 <text:a xlink:href="http://www.ncbi.nlm.nih.gov/gene/13442869" xlink:type="simple"> </text:a> </text:p>
          </table:table-cell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P. berghei</text:p>
          </table:table-cell>
          <table:table-cell office:value-type="string" calcext:value-type="string">
            <text:p>MSP1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berghei</text:p>
          </table:table-cell>
          <table:table-cell office:value-type="string" calcext:value-type="string">
            <text:p>PbCS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chabaudi</text:p>
          </table:table-cell>
          <table:table-cell office:value-type="string" calcext:value-type="string">
            <text:p>AMA1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AMA1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EBA-175 RII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LSA-3</text:p>
          </table:table-cell>
          <table:table-cell table:number-columns-repeated="2"/>
          <table:table-cell office:value-type="string" calcext:value-type="string">
            <text:p>mosquito and liver-stag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MSP1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MSP2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MSP3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MSP4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Pf ribosomal protein P0</text:p>
          </table:table-cell>
          <table:table-cell table:number-columns-repeated="2"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PfCelTOS</text:p>
          </table:table-cell>
          <table:table-cell table:number-columns-repeated="2"/>
          <table:table-cell office:value-type="string" calcext:value-type="string">
            <text:p>ookinetes and sporozoites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PfCelTOS</text:p>
          </table:table-cell>
          <table:table-cell table:number-columns-repeated="2"/>
          <table:table-cell office:value-type="string" calcext:value-type="string">
            <text:p>ookinetes and sporozoites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PfCS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PfSSP2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LSA1</text:p>
          </table:table-cell>
          <table:table-cell table:number-columns-repeated="2"/>
          <table:table-cell office:value-type="string" calcext:value-type="string">
            <text:p>sporozoite 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MSP1</text:p>
          </table:table-cell>
          <table:table-cell table:number-columns-repeated="2"/>
          <table:table-cell office:value-type="string" calcext:value-type="string">
            <text:p>sporozoite, sporozoite, mosquito and liver-stage, merozoite, trophozoite and schizont, merozoite, zygote and ookine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Pfs230</text:p>
          </table:table-cell>
          <table:table-cell table:number-columns-repeated="2"/>
          <table:table-cell office:value-type="string" calcext:value-type="string">
            <text:p>gametocy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Pfs25</text:p>
          </table:table-cell>
          <table:table-cell table:number-columns-repeated="2"/>
          <table:table-cell office:value-type="string" calcext:value-type="string">
            <text:p>zygotes and ookinetes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table:style-name="ce6" office:value-type="string" calcext:value-type="string">
            <text:p>Pfs48/45</text:p>
          </table:table-cell>
          <table:table-cell table:number-columns-repeated="2"/>
          <table:table-cell office:value-type="string" calcext:value-type="string">
            <text:p>gametocy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RH5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SERA-5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AMA1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Pfs25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falciparum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knowlesi</text:p>
          </table:table-cell>
          <table:table-cell office:value-type="string" calcext:value-type="string">
            <text:p>PkAMA1</text:p>
          </table:table-cell>
          <table:table-cell table:number-columns-repeated="2"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P. knowlesi</text:p>
          </table:table-cell>
          <table:table-cell office:value-type="string" calcext:value-type="string">
            <text:p>PkCSP</text:p>
          </table:table-cell>
          <table:table-cell table:number-columns-repeated="2"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P. knowlesi</text:p>
          </table:table-cell>
          <table:table-cell office:value-type="string" calcext:value-type="string">
            <text:p>PkMSP1p42</text:p>
          </table:table-cell>
          <table:table-cell table:number-columns-repeated="2"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P. knowlesi</text:p>
          </table:table-cell>
          <table:table-cell office:value-type="string" calcext:value-type="string">
            <text:p>PkSSP2</text:p>
          </table:table-cell>
          <table:table-cell table:number-columns-repeated="2"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P. vivax</text:p>
          </table:table-cell>
          <table:table-cell office:value-type="string" calcext:value-type="string">
            <text:p>PvCelTOS</text:p>
          </table:table-cell>
          <table:table-cell table:number-columns-repeated="2"/>
          <table:table-cell office:value-type="string" calcext:value-type="string">
            <text:p>ookinetes and sporozoites</text:p>
          </table:table-cell>
          <table:table-cell/>
        </table:table-row>
        <table:table-row table:style-name="ro1">
          <table:table-cell office:value-type="string" calcext:value-type="string">
            <text:p>P. vivax</text:p>
          </table:table-cell>
          <table:table-cell office:value-type="string" calcext:value-type="string">
            <text:p>PvCS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vivax</text:p>
          </table:table-cell>
          <table:table-cell office:value-type="string" calcext:value-type="string">
            <text:p>PvDBPII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vivax</text:p>
          </table:table-cell>
          <table:table-cell office:value-type="string" calcext:value-type="string">
            <text:p>Pvs25</text:p>
          </table:table-cell>
          <table:table-cell table:number-columns-repeated="2"/>
          <table:table-cell office:value-type="string" calcext:value-type="string">
            <text:p>gametocyte (post-fertilization)</text:p>
          </table:table-cell>
          <table:table-cell/>
        </table:table-row>
        <table:table-row table:style-name="ro1">
          <table:table-cell office:value-type="string" calcext:value-type="string">
            <text:p>P. vivax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pre-erythrocyte</text:p>
          </table:table-cell>
          <table:table-cell/>
        </table:table-row>
        <table:table-row table:style-name="ro1">
          <table:table-cell office:value-type="string" calcext:value-type="string">
            <text:p>P. yoelii</text:p>
          </table:table-cell>
          <table:table-cell office:value-type="string" calcext:value-type="string">
            <text:p>HEP17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yoelii</text:p>
          </table:table-cell>
          <table:table-cell office:value-type="string" calcext:value-type="string">
            <text:p>HSP60</text:p>
          </table:table-cell>
          <table:table-cell table:number-columns-repeated="2"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P. yoelii</text:p>
          </table:table-cell>
          <table:table-cell office:value-type="string" calcext:value-type="string">
            <text:p>MSP1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P. yoelii</text:p>
          </table:table-cell>
          <table:table-cell office:value-type="string" calcext:value-type="string">
            <text:p>PyCS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office:value-type="string" calcext:value-type="string">
            <text:p>P. yoelii</text:p>
          </table:table-cell>
          <table:table-cell office:value-type="string" calcext:value-type="string">
            <text:p>SSP2</text:p>
          </table:table-cell>
          <table:table-cell table:number-columns-repeated="2"/>
          <table:table-cell office:value-type="string" calcext:value-type="string">
            <text:p>sporozoite</text:p>
          </table:table-cell>
          <table:table-cell/>
        </table:table-row>
        <table:table-row table:style-name="ro1">
          <table:table-cell table:style-name="ce3" office:value-type="string" calcext:value-type="string">
            <text:p>S. neurona</text:p>
          </table:table-cell>
          <table:table-cell office:value-type="string" calcext:value-type="string">
            <text:p>SAG1</text:p>
          </table:table-cell>
          <table:table-cell table:style-name="ce8"/>
          <table:table-cell/>
          <table:table-cell office:value-type="string" calcext:value-type="string">
            <text:p>merozoites</text:p>
          </table:table-cell>
          <table:table-cell/>
        </table:table-row>
        <table:table-row table:style-name="ro1">
          <table:table-cell office:value-type="string" calcext:value-type="string">
            <text:p>T. annulata</text:p>
          </table:table-cell>
          <table:table-cell office:value-type="string" calcext:value-type="string">
            <text:p>Tams1</text:p>
          </table:table-cell>
          <table:table-cell table:number-columns-repeated="2"/>
          <table:table-cell office:value-type="string" calcext:value-type="string">
            <text:p>merozoite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ASP-2</text:p>
          </table:table-cell>
          <table:table-cell table:style-name="ce13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ASP2</text:p>
          </table:table-cell>
          <table:table-cell table:style-name="ce13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G2</text:p>
          </table:table-cell>
          <table:table-cell table:style-name="ce14" office:value-type="string" calcext:value-type="string">
            <text:p><text:span text:style-name="T1">NCBI Gene ID: </text:span>3543901</text:p>
          </table:table-cell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PAR 2</text:p>
          </table:table-cell>
          <table:table-cell table:style-name="ce14" office:value-type="string" calcext:value-type="string">
            <text:p><text:span text:style-name="T1">NCBI Gene ID: </text:span>3532027</text:p>
          </table:table-cell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table:style-name="ce5" office:value-type="string" calcext:value-type="string">
            <text:p>PAR 3</text:p>
          </table:table-cell>
          <table:table-cell table:style-name="ce15" office:value-type="string" calcext:value-type="string">
            <text:p><text:span text:style-name="T1">NCBI Gene ID: </text:span>3540497</text:p>
          </table:table-cell>
          <table:table-cell table:style-name="ce2"/>
          <table:table-cell table:style-name="ce20"/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PFR Ag</text:p>
          </table:table-cell>
          <table:table-cell table:style-name="ce13"/>
          <table:table-cell table:style-name="ce2"/>
          <table:table-cell table:style-name="ce20"/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rTcENO from H8</text:p>
          </table:table-cell>
          <table:table-cell table:style-name="ce13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table:style-name="ce5" office:value-type="string" calcext:value-type="string">
            <text:p>Tc24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24 </text:p>
          </table:table-cell>
          <table:table-cell table:style-name="ce13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80</text:p>
          </table:table-cell>
          <table:table-cell table:style-name="ce16" office:value-type="string" calcext:value-type="string">
            <text:p><text:span text:style-name="T1">NCBI Gene ID: </text:span>20379487</text:p>
          </table:table-cell>
          <table:table-cell/>
          <table:table-cell office:value-type="string" calcext:value-type="string">
            <text:p>trypomastigotes 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80</text:p>
          </table:table-cell>
          <table:table-cell table:style-name="ce14" office:value-type="string" calcext:value-type="string">
            <text:p><text:span text:style-name="T1">NCBI Gene ID: </text:span>20379062</text:p>
          </table:table-cell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80</text:p>
          </table:table-cell>
          <table:table-cell table:style-name="ce14" office:value-type="string" calcext:value-type="string">
            <text:p><text:span text:style-name="T1">NCBI Gene ID: </text:span>20379487</text:p>
          </table:table-cell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ENO</text:p>
          </table:table-cell>
          <table:table-cell table:style-name="ce13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G1</text:p>
          </table:table-cell>
          <table:table-cell table:style-name="ce9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G2</text:p>
          </table:table-cell>
          <table:table-cell table:style-name="ce16" office:value-type="string" calcext:value-type="string">
            <text:p><text:span text:style-name="T1">NCBI Gene ID: </text:span>3543901</text:p>
          </table:table-cell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G4</text:p>
          </table:table-cell>
          <table:table-cell table:style-name="ce17" office:value-type="string" calcext:value-type="string">
            <text:p><text:span text:style-name="T1">NCBI Gene ID: </text:span>20379573</text:p>
          </table:table-cell>
          <table:table-cell table:style-name="ce2"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SP2</text:p>
          </table:table-cell>
          <table:table-cell table:style-name="ce9"/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SSP4</text:p>
          </table:table-cell>
          <table:table-cell table:style-name="ce13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TASV-C</text:p>
          </table:table-cell>
          <table:table-cell table:style-name="ce13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CTS-154</text:p>
          </table:table-cell>
          <table:table-cell table:style-name="ce14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rans-sialidase</text:p>
          </table:table-cell>
          <table:table-cell table:style-name="ce14" office:value-type="string" calcext:value-type="string">
            <text:p><text:span text:style-name="T1">NCBI Gene ID: </text:span>3537653</text:p>
          </table:table-cell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SA-1</text:p>
          </table:table-cell>
          <table:table-cell table:style-name="ce14" office:value-type="string" calcext:value-type="string">
            <text:p><text:span text:style-name="T1">NCBI Gene ID: </text:span>3544076</text:p>
          </table:table-cell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sF</text:p>
          </table:table-cell>
          <table:table-cell table:style-name="ce14" office:value-type="string" calcext:value-type="string">
            <text:p><text:span text:style-name="T1">NCBI Gene ID: </text:span>3537653</text:p>
          </table:table-cell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cruzi</text:p>
          </table:table-cell>
          <table:table-cell office:value-type="string" calcext:value-type="string">
            <text:p>TSSA</text:p>
          </table:table-cell>
          <table:table-cell table:style-name="ce13"/>
          <table:table-cell/>
          <table:table-cell office:value-type="string" calcext:value-type="string">
            <text:p>trypomastigo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MIC6</text:p>
          </table:table-cell>
          <table:table-cell table:style-name="ce14"/>
          <table:table-cell/>
          <table:table-cell table:style-name="ce5"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CDPK1</text:p>
          </table:table-cell>
          <table:table-cell table:style-name="ce11" office:value-type="string" calcext:value-type="string">
            <text:p>NCBI Gene ID: 7896758 <text:a xlink:href="http://www.ncbi.nlm.nih.gov/gene/7896758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CDPK6</text:p>
          </table:table-cell>
          <table:table-cell table:style-name="ce11" office:value-type="string" calcext:value-type="string">
            <text:p>NCBI Gene ID: 7893531 <text:a xlink:href="http://www.ncbi.nlm.nih.gov/gene/7893531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CST2</text:p>
          </table:table-cell>
          <table:table-cell table:style-name="ce11" office:value-type="string" calcext:value-type="string">
            <text:p>NCBI Gene ID: 7894302 <text:a xlink:href="http://www.ncbi.nlm.nih.gov/gene/7894302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CyP</text:p>
          </table:table-cell>
          <table:table-cell table:style-name="ce11" office:value-type="string" calcext:value-type="string">
            <text:p>NCBI Gene ID: 7895236 <text:a xlink:href="http://www.ncbi.nlm.nih.gov/gene/7895236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GRA1</text:p>
          </table:table-cell>
          <table:table-cell table:style-name="ce11" office:value-type="string" calcext:value-type="string">
            <text:p>NCBI Gene ID: 7896994 <text:a xlink:href="http://www.ncbi.nlm.nih.gov/gene/7896994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GRA16</text:p>
          </table:table-cell>
          <table:table-cell table:style-name="ce11" office:value-type="string" calcext:value-type="string">
            <text:p>NCBI Gene ID: 7896580 <text:a xlink:href="http://www.ncbi.nlm.nih.gov/gene/7896580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GRA17</text:p>
          </table:table-cell>
          <table:table-cell table:style-name="ce11" office:value-type="string" calcext:value-type="string">
            <text:p>NCBI Protein GI: EPR58489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GRA23</text:p>
          </table:table-cell>
          <table:table-cell table:style-name="ce11" office:value-type="string" calcext:value-type="string">
            <text:p>NCBI Protein GI: EPR58349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GRA24</text:p>
          </table:table-cell>
          <table:table-cell table:style-name="ce11" office:value-type="string" calcext:value-type="string">
            <text:p>NCBI Protein GI: EPR64168 </text:p>
          </table:table-cell>
          <table:table-cell/>
          <table:table-cell office:value-type="string" calcext:value-type="string">
            <text:p>(all stages), 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GRA41</text:p>
          </table:table-cell>
          <table:table-cell table:style-name="ce11" office:value-type="string" calcext:value-type="string">
            <text:p>NCBI Protein GI: CEL76947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GRA6</text:p>
          </table:table-cell>
          <table:table-cell table:style-name="ce11" office:value-type="string" calcext:value-type="string">
            <text:p>NCBI Gene ID: 7895853 <text:a xlink:href="http://www.ncbi.nlm.nih.gov/gene/7895853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GRA7</text:p>
          </table:table-cell>
          <table:table-cell table:style-name="ce11" office:value-type="string" calcext:value-type="string">
            <text:p>NCBI Gene ID: 7894037 <text:a xlink:href="http://www.ncbi.nlm.nih.gov/gene/7894037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GRA8</text:p>
          </table:table-cell>
          <table:table-cell table:style-name="ce11" office:value-type="string" calcext:value-type="string">
            <text:p>NCBI Gene ID: 7894224 <text:a xlink:href="http://www.ncbi.nlm.nih.gov/gene/7894224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hsp70</text:p>
          </table:table-cell>
          <table:table-cell table:style-name="ce11" office:value-type="string" calcext:value-type="string">
            <text:p>NCBI Gene ID: 7895357 <text:a xlink:href="http://www.ncbi.nlm.nih.gov/gene/7895357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ISP3</text:p>
          </table:table-cell>
          <table:table-cell table:style-name="ce11" office:value-type="string" calcext:value-type="string">
            <text:p>NCBI Gene ID: 7897539 <text:a xlink:href="http://www.ncbi.nlm.nih.gov/gene/7897539" xlink:type="simple"> </text:a> </text:p>
          </table:table-cell>
          <table:table-cell/>
          <table:table-cell office:value-type="string" calcext:value-type="string">
            <text:p>oocyst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MIC1</text:p>
          </table:table-cell>
          <table:table-cell table:style-name="ce11" office:value-type="string" calcext:value-type="string">
            <text:p>NCBI Gene ID: 7896467 <text:a xlink:href="http://www.ncbi.nlm.nih.gov/gene/7896467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MIC11</text:p>
          </table:table-cell>
          <table:table-cell table:style-name="ce11" office:value-type="string" calcext:value-type="string">
            <text:p>NCBI Gene ID: 7901413 <text:a xlink:href="http://www.ncbi.nlm.nih.gov/gene/7901413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MIC13</text:p>
          </table:table-cell>
          <table:table-cell table:style-name="ce11" office:value-type="string" calcext:value-type="string">
            <text:p>NCBI Gene ID: 7899621 <text:a xlink:href="http://www.ncbi.nlm.nih.gov/gene/7899621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MIC3</text:p>
          </table:table-cell>
          <table:table-cell table:style-name="ce11" office:value-type="string" calcext:value-type="string">
            <text:p>NCBI Gene ID: 7901253 <text:a xlink:href="http://www.ncbi.nlm.nih.gov/gene/7901253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MIC4</text:p>
          </table:table-cell>
          <table:table-cell table:style-name="ce11" office:value-type="string" calcext:value-type="string">
            <text:p>NCBI Gene ID: 7896295 <text:a xlink:href="http://www.ncbi.nlm.nih.gov/gene/7896295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MIC6</text:p>
          </table:table-cell>
          <table:table-cell table:style-name="ce11" office:value-type="string" calcext:value-type="string">
            <text:p>NCBI Gene ID: 29768960 <text:a xlink:href="http://www.ncbi.nlm.nih.gov/gene/29768960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MIC8</text:p>
          </table:table-cell>
          <table:table-cell table:style-name="ce11" office:value-type="string" calcext:value-type="string">
            <text:p>NCBI Gene ID: 7899500 <text:a xlink:href="http://www.ncbi.nlm.nih.gov/gene/7899500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PGAM2 </text:p>
          </table:table-cell>
          <table:table-cell table:style-name="ce11" office:value-type="string" calcext:value-type="string">
            <text:p>NCBI Gene ID: 7898971 <text:a xlink:href="http://www.ncbi.nlm.nih.gov/gene/7898971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table:style-name="ce5" office:value-type="string" calcext:value-type="string">
            <text:p>PLP1</text:p>
          </table:table-cell>
          <table:table-cell table:style-name="ce11" office:value-type="string" calcext:value-type="string">
            <text:p>NCBI Gene ID: 7894496 <text:a xlink:href="http://www.ncbi.nlm.nih.gov/gene/7894496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RACK1</text:p>
          </table:table-cell>
          <table:table-cell table:style-name="ce18"/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ROP16</text:p>
          </table:table-cell>
          <table:table-cell table:style-name="ce14" office:value-type="string" calcext:value-type="string">
            <text:p>NCBI Gene ID: <text:s/>7894782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ROP17</text:p>
          </table:table-cell>
          <table:table-cell table:style-name="ce11" office:value-type="string" calcext:value-type="string">
            <text:p>NCBI Gene ID: 7896648 <text:a xlink:href="http://www.ncbi.nlm.nih.gov/gene/7896648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ROP18</text:p>
          </table:table-cell>
          <table:table-cell table:style-name="ce14" office:value-type="string" calcext:value-type="string">
            <text:p>NCBI Gene ID: <text:s/>7894509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table:style-name="ce5" office:value-type="string" calcext:value-type="string">
            <text:p>ROP2 </text:p>
          </table:table-cell>
          <table:table-cell table:style-name="ce11" office:value-type="string" calcext:value-type="string">
            <text:p>NCBI Protein GI: 563627 <text:a xlink:href="http://www.ncbi.nlm.nih.gov/protein/563627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ROP38</text:p>
          </table:table-cell>
          <table:table-cell table:style-name="ce11" office:value-type="string" calcext:value-type="string">
            <text:p>NCBI Gene ID: 7898368 <text:a xlink:href="http://www.ncbi.nlm.nih.gov/gene/7898368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ROP8</text:p>
          </table:table-cell>
          <table:table-cell table:style-name="ce11" office:value-type="string" calcext:value-type="string">
            <text:p>NCBI Gene ID: 7897075 <text:a xlink:href="http://www.ncbi.nlm.nih.gov/gene/7897075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SAG1</text:p>
          </table:table-cell>
          <table:table-cell table:style-name="ce11" office:value-type="string" calcext:value-type="string">
            <text:p>NCBI Gene ID: 7900172 <text:a xlink:href="http://www.ncbi.nlm.nih.gov/gene/7900172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table:style-name="ce5" office:value-type="string" calcext:value-type="string">
            <text:p>SAG2</text:p>
          </table:table-cell>
          <table:table-cell table:style-name="ce11" office:value-type="string" calcext:value-type="string">
            <text:p>NCBI Protein GI: 8777959 <text:a xlink:href="http://www.ncbi.nlm.nih.gov/protein/8777959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SAG5B</text:p>
          </table:table-cell>
          <table:table-cell table:style-name="ce11" office:value-type="string" calcext:value-type="string">
            <text:p>NCBI Protein GI: AAB70530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SAG5C</text:p>
          </table:table-cell>
          <table:table-cell table:style-name="ce11" office:value-type="string" calcext:value-type="string">
            <text:p>NCBI Protein GI: AAQ63835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TgADF</text:p>
          </table:table-cell>
          <table:table-cell table:style-name="ce11" office:value-type="string" calcext:value-type="string">
            <text:p>NCBI Gene ID: 7893682 <text:a xlink:href="http://www.ncbi.nlm.nih.gov/gene/7893682" xlink:type="simple"> </text:a> </text:p>
          </table:table-cell>
          <table:table-cell/>
          <table:table-cell office:value-type="string" calcext:value-type="string">
            <text:p>tachyzoites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TgNTPase-II</text:p>
          </table:table-cell>
          <table:table-cell table:style-name="ce11" office:value-type="string" calcext:value-type="string">
            <text:p>NCBI Gene ID: 29769498 <text:a xlink:href="http://www.ncbi.nlm.nih.gov/gene/29769498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 office:value-type="string" calcext:value-type="string">
            <text:p>T. gondii</text:p>
          </table:table-cell>
          <table:table-cell office:value-type="string" calcext:value-type="string">
            <text:p>TgPF</text:p>
          </table:table-cell>
          <table:table-cell table:style-name="ce11" office:value-type="string" calcext:value-type="string">
            <text:p>NCBI Gene ID: 7900190 <text:a xlink:href="http://www.ncbi.nlm.nih.gov/gene/7900190" xlink:type="simple"> </text:a> </text:p>
          </table:table-cell>
          <table:table-cell/>
          <table:table-cell office:value-type="string" calcext:value-type="string">
            <text:p>(all stages)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3"/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A1:Sheet1.E156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2T10:33:38.384000000</meta:creation-date>
    <dc:date>2023-06-24T23:03:36.301000000</dc:date>
    <meta:editing-duration>P2DT12H29M54S</meta:editing-duration>
    <meta:editing-cycles>5</meta:editing-cycles>
    <meta:generator>LibreOffice/7.4.6.2$Windows_X86_64 LibreOffice_project/5b1f5509c2decdade7fda905e3e1429a67acd63d</meta:generator>
    <meta:document-statistic meta:table-count="1" meta:cell-count="537" meta:object-count="0"/>
  </office:meta>
</office:document-meta>
</file>